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EC000002C594354C96.png" manifest:media-type="image/png"/>
  <manifest:file-entry manifest:full-path="Pictures/1000000100000D97000004B4664EEEAA.png" manifest:media-type="image/png"/>
  <manifest:file-entry manifest:full-path="Pictures/1000000000000AB10000055F0CCCD1C0.png" manifest:media-type="image/png"/>
  <manifest:file-entry manifest:full-path="Pictures/10000001000003A30000031A98C1D13D.png" manifest:media-type="image/png"/>
  <manifest:file-entry manifest:full-path="Pictures/100000010000112D0000012EB6AE713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M Sans 10" svg:font-family="'LM Sans 10'" style:font-family-generic="modern" style:font-pitch="variable"/>
    <style:font-face style:name="LM Sans 101" svg:font-family="'LM Sans 10'"/>
    <style:font-face style:name="LM Sans 8" svg:font-family="'LM Sans 8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draw:fill="none" fo:min-height="10.947cm" loext:decorative="false"/>
      <style:paragraph-properties style:writing-mode="lr-tb"/>
    </style:style>
    <style:style style:name="gr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cm" fo:padding-bottom="0.127cm" fo:padding-left="0cm" fo:padding-right="0.254cm" fo:wrap-option="wrap" loext:decorative="false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r8" style:family="presentation" style:parent-style-name="Title_20_and_20_Content-title">
      <style:graphic-properties fo:min-height="1.444cm" loext:decorative="false"/>
      <style:paragraph-properties style:writing-mode="lr-tb"/>
    </style:style>
    <style:style style:name="pr9" style:family="presentation" style:parent-style-name="Title_20_and_20_Content-outline1">
      <style:graphic-properties fo:min-height="8.814cm" loext:decorative="false"/>
      <style:paragraph-properties style:writing-mode="lr-tb"/>
    </style:style>
    <style:style style:name="P1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7.5pt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2.2999992370605pt"/>
    </style:style>
    <style:style style:name="P5" style:family="paragraph">
      <style:paragraph-properties fo:margin-left="0cm" fo:margin-right="0cm" fo:margin-top="0cm" fo:margin-bottom="0cm" fo:line-height="150%" fo:text-align="start" fo:text-indent="0cm" style:punctuation-wrap="hanging" loext:tab-stop-distance="2.016cm" style:writing-mode="lr-tb">
        <style:tab-stops/>
      </style:paragraph-properties>
      <style:text-properties fo:font-size="28.6000003814697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 style:font-independent-line-spacing="true">
        <style:tab-stops/>
      </style:paragraph-properties>
      <style:text-properties fo:font-size="28.6000003814697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/>
      </style:paragraph-properties>
      <style:text-properties fo:font-size="28.6000003814697pt" fo:hyphenate="false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 style:font-independent-line-spacing="true"/>
      <style:text-properties fo:font-size="18.8999996185303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5.8999996185303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14" style:family="paragraph">
      <style:paragraph-properties fo:margin-left="2.857cm" fo:margin-right="0cm" fo:margin-top="0.132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text-properties fo:color="#2a6099" loext:opacity="100%" fo:font-size="18.8999996185303pt" fo:font-weight="bold" style:font-size-asian="18.8999996185303pt" style:font-weight-asian="bold" style:font-size-complex="18.8999996185303pt" style:font-weight-complex="bold">
        <loext:char-complex-color loext:theme-type="dark1" loext:color-type="theme"/>
      </style:text-properties>
    </style:style>
    <style:style style:name="P16" style:family="paragraph">
      <style:paragraph-properties fo:margin-top="0.4cm" fo:margin-bottom="0.4cm" fo:line-height="90%" fo:text-align="start" style:punctuation-wrap="hanging" style:writing-mode="lr-tb"/>
      <style:text-properties fo:hyphenate="false"/>
    </style:style>
    <style:style style:name="P17" style:family="paragraph">
      <loext:graphic-properties draw:fill="none"/>
    </style:style>
    <style:style style:name="P18" style:family="paragraph">
      <style:paragraph-properties fo:margin-left="0cm" fo:margin-right="0cm" fo:margin-top="0.4cm" fo:margin-bottom="0.4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color="#ffffff" loext:opacity="100%" fo:font-size="20pt" style:font-size-asian="20pt" style:font-size-complex="20pt"/>
    </style:style>
    <style:style style:name="P20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loext:tab-stop-distance="2.016cm" style:writing-mode="lr-tb" style:font-independent-line-spacing="true">
        <style:tab-stops/>
      </style:paragraph-properties>
      <style:text-properties fo:font-size="28.6000003814697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17.5pt" fo:letter-spacing="normal" fo:language="en" fo:country="US" fo:font-style="normal" style:text-underline-style="none" fo:font-weight="bold" fo:background-color="transparent" style:font-size-asian="17.5pt" style:font-style-asian="normal" style:font-weight-asian="bold" style:font-size-complex="17.5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8" fo:font-size="11.1000003814697pt" fo:letter-spacing="normal" fo:language="en" fo:country="US" fo:font-style="normal" style:text-underline-style="none" fo:font-weight="bold" fo:background-color="transparent" style:font-size-asian="11.1000003814697pt" style:font-style-asian="normal" style:font-weight-asian="bold" style:font-size-complex="11.1000003814697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8" fo:font-size="11.1000003814697pt" fo:letter-spacing="normal" fo:language="en" fo:country="US" fo:font-style="normal" style:text-underline-style="none" fo:font-weight="normal" fo:background-color="transparent" style:font-size-asian="11.1000003814697pt" style:font-style-asian="normal" style:font-weight-asian="normal" style:font-size-complex="11.1000003814697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18.8999996185303pt" fo:letter-spacing="normal" fo:language="de" fo:country="DE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.8999996185303pt" fo:letter-spacing="normal" fo:language="de" fo:country="DE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18.8999996185303pt" fo:letter-spacing="normal" fo:language="en" fo:country="US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M Sans 101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e8a202" loext:opacity="100%" style:text-outline="false" style:text-line-through-style="none" style:text-line-through-type="none" style:text-position="0% 100%" style:font-name="LM Sans 101" fo:font-size="15.8999996185303pt" fo:letter-spacing="normal" fo:language="de" fo:country="DE" fo:font-style="normal" fo:text-shadow="none" style:text-underline-style="none" fo:font-weight="bold" style:letter-kerning="true" fo:background-color="transparent" style:font-name-asian="Noto Sans CJK SC" style:font-size-asian="15.8999996185303pt" style:font-style-asian="normal" style:font-weight-asian="bold" style:font-name-complex="Noto Sans Devanagari" style:font-size-complex="15.8999996185303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e8a202" loext:opacity="100%" style:text-outline="false" style:text-line-through-style="none" style:text-line-through-type="none" style:text-position="0% 100%" style:font-name="LM Sans 101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4.3000001907349pt" fo:letter-spacing="normal" fo:language="de" fo:country="DE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3.5pt" fo:letter-spacing="normal" fo:language="de" fo:country="DE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color="#2a6099" loext:opacity="100%" fo:font-size="18.8999996185303pt" fo:font-weight="bold" style:font-size-asian="18.8999996185303pt" style:font-weight-asian="bold" style:font-size-complex="18.8999996185303pt" style:font-weight-complex="bold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M Sans 101" fo:font-size="17.5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17.5pt" style:font-style-asian="normal" style:font-weight-asian="bold" style:font-name-complex="Noto Sans Devanagari" style:font-size-complex="17.5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e8a202" loext:opacity="100%" style:text-outline="false" style:text-line-through-style="none" style:text-line-through-type="none" style:text-position="0% 100%" style:font-name="LM Sans 101" fo:font-size="17.5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17.5pt" style:font-style-asian="normal" style:font-weight-asian="bold" style:font-name-complex="Noto Sans Devanagari" style:font-size-complex="17.5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7.5pt" style:font-style-asian="normal" style:font-weight-asian="normal" style:font-name-complex="Noto Sans Devanagari" style:font-size-complex="17.5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.8999996185303pt" fo:letter-spacing="normal" fo:language="en" fo:country="US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color="#ffffff" loext:opacity="100%" fo:font-size="20pt" style:font-size-asian="20pt" style:font-size-complex="20pt"/>
    </style:style>
    <style:style style:name="T20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0068b4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Drone Project </presentation:footer-decl>
      <draw:page draw:name="Full Title of Presentation" draw:style-name="dp1" draw:master-page-name="Title_20_Slide" presentation:presentation-page-layout-name="AL1T0" presentation:use-footer-name="ftr1">
        <draw:frame draw:name="Subtitle 2" presentation:style-name="pr1" draw:text-style-name="P2" draw:layer="layout" svg:width="19.049cm" svg:height="1.037cm" svg:x="2.223cm" svg:y="4.199cm" presentation:class="subtitle" presentation:user-transformed="true">
          <draw:text-box>
            <text:p text:style-name="P1"><text:span text:style-name="T1">Drone Formation Control Simulator</text:span></text:p>
          </draw:text-box>
        </draw:frame>
        <draw:frame draw:name="Title 1" presentation:style-name="pr2" draw:text-style-name="P4" draw:layer="layout" svg:width="19.049cm" svg:height="1.103cm" svg:x="2.223cm" svg:y="3.094cm" presentation:class="title" presentation:user-transformed="true">
          <draw:text-box>
            <text:p text:style-name="P3"><text:span text:style-name="T2">Presentation of Intermediate Results </text:span></text:p>
          </draw:text-box>
        </draw:frame>
        <draw:custom-shape draw:name="TextBox 3" draw:style-name="gr1" draw:text-style-name="P6" draw:layer="layout" svg:width="8.215cm" svg:height="3.071cm" svg:x="2.224cm" svg:y="6.032cm">
          <text:p text:style-name="P5"><text:span text:style-name="T3">Michael Faber, </text:span></text:p>
          <text:p text:style-name="P5"><text:span text:style-name="T3">Christian Grüneberg,</text:span></text:p>
          <text:p text:style-name="P5"><text:span text:style-name="T3">Sourav Salkoppalu Lingaraju,</text:span></text:p>
          <text:p text:style-name="P5"><text:span text:style-name="T3">Belvin Benny Thomas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6" draw:layer="layout" svg:width="13.497cm" svg:height="2.131cm" svg:x="2.224cm" svg:y="9.299cm">
          <text:p text:style-name="P7"><text:span text:style-name="T4">Autonomous Multisensor Systems Group</text:span></text:p>
          <text:p text:style-name="P7"><text:span text:style-name="T4">Institute for Intelligent Cooperating Systems</text:span></text:p>
          <text:p text:style-name="P7"><text:span text:style-name="T4">Faculty of Computer Science</text:span></text:p>
          <text:p text:style-name="P7"><text:span text:style-name="T4">Otto von Guericke University Magdebu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6" draw:layer="layout" svg:width="13.497cm" svg:height="0.721cm" svg:x="2.224cm" svg:y="12.13cm">
          <text:p text:style-name="P7"><text:span text:style-name="T4">09.01.20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9" presentation:use-footer-name="ftr1">
        <draw:frame draw:name="Title 1" presentation:style-name="pr4" draw:text-style-name="P9" draw:layer="layout" svg:width="15.962cm" svg:height="1.444cm" svg:x="0cm" svg:y="0cm" presentation:class="title">
          <draw:text-box>
            <text:p text:style-name="P3"><text:span text:style-name="T5">Outline</text:span></text:p>
          </draw:text-box>
        </draw:frame>
        <draw:frame draw:name="Content Placeholder 2" presentation:style-name="pr5" draw:text-style-name="P10" draw:layer="layout" svg:width="23.399cm" svg:height="9.064cm" svg:x="1cm" svg:y="3.131cm" presentation:class="outline" presentation:user-transformed="true">
          <draw:text-box>
            <text:list text:style-name="L3">
              <text:list-header>
                <text:p text:style-name="P1"><text:span text:style-name="T6"/></text:p>
              </text:list-header>
              <text:list-item>
                <text:p text:style-name="P1"><text:span text:style-name="T6">Milestones &amp; Timeline </text:span></text:p>
              </text:list-item>
              <text:list-item>
                <text:p text:style-name="P1"><text:span text:style-name="T6">Technical Background </text:span></text:p>
              </text:list-item>
              <text:list-item>
                <text:p text:style-name="P1"><text:span text:style-name="T6">Results </text:span></text:p>
              </text:list-item>
              <text:list-item>
                <text:p text:style-name="P1"><text:span text:style-name="T6">Problems faced </text:span></text:p>
              </text:list-item>
              <text:list-item>
                <text:p text:style-name="P1"><text:span text:style-name="T6">Next steps </text:span></text:p>
                <text:p text:style-name="P1"><text:span text:style-name="T6"/></text:p>
                <text:p text:style-name="P1"><text:span text:style-name="T6"/></text:p>
              </text:list-item>
            </text:list>
            <text:p text:style-name="P1"><text:span text:style-name="T6"/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use-footer-name="ftr1">
        <draw:frame draw:name="Title 2" presentation:style-name="pr7" draw:text-style-name="P9" draw:layer="layout" svg:width="15.96cm" svg:height="1.444cm" svg:x="0.002cm" svg:y="0cm" presentation:class="title" presentation:user-transformed="true">
          <draw:text-box>
            <text:p text:style-name="P3"><text:span text:style-name="T7">Milestones</text:span></text:p>
          </draw:text-box>
        </draw:frame>
        <draw:frame draw:name="Content Placeholder 1" presentation:style-name="pr5" draw:text-style-name="P10" draw:layer="layout" svg:width="23.399cm" svg:height="9.064cm" svg:x="1cm" svg:y="3.131cm" presentation:class="outline" presentation:user-transformed="true">
          <draw:text-box>
            <text:list text:style-name="L4">
              <text:list-item>
                <text:p text:style-name="P12"><text:span text:style-name="T8">Single drone Simulation</text:span></text:p>
              </text:list-item>
              <text:list-item>
                <text:p text:style-name="P12"><text:span text:style-name="T8">Single drone Communication </text:span></text:p>
              </text:list-item>
              <text:list-item>
                <text:p text:style-name="P12"><text:span text:style-name="T9">Multiple</text:span><text:span text:style-name="T10"> drones Simulation</text:span></text:p>
              </text:list-item>
              <text:list-item>
                <text:p text:style-name="P12"><text:span text:style-name="T10">Multiple drones Communication </text:span></text:p>
              </text:list-item>
              <text:list-item>
                <text:p text:style-name="P12"><text:span text:style-name="T11">Formation Control</text:span></text:p>
              </text:list-item>
              <text:list-item>
                <text:p text:style-name="P12"><text:span text:style-name="T11">State estimation</text:span></text:p>
              </text:list-item>
            </text:list>
            <text:list text:style-name="L5">
              <text:list-item>
                <text:list>
                  <text:list-header>
                    <text:p text:style-name="P13"><text:span text:style-name="T12"/></text:p>
                  </text:list-header>
                </text:list>
              </text:list-item>
            </text:list>
            <text:p text:style-name="P14"><text:span text:style-name="T13"/></text:p>
          </draw:text-box>
        </draw:frame>
        <presentation:notes draw:style-name="dp2">
          <draw:page-thumbnail draw:style-name="gr4" draw:layer="layout" svg:width="19.797cm" svg:height="11.136cm" svg:x="0.601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3T1" presentation:use-footer-name="ftr1">
        <draw:frame presentation:style-name="pr8" draw:text-style-name="P15" draw:layer="layout" svg:width="15.962cm" svg:height="1.444cm" svg:x="0cm" svg:y="0cm" presentation:class="title" presentation:user-transformed="true">
          <draw:text-box>
            <text:p><text:span text:style-name="T14"><text:s/></text:span><text:span text:style-name="T14">Timeline</text:span></text:p>
          </draw:text-box>
        </draw:frame>
        <draw:frame presentation:style-name="pr9" draw:layer="layout" svg:width="23.399cm" svg:height="9.064cm" svg:x="1cm" svg:y="3.131cm" presentation:class="outline" presentation:user-transformed="true">
          <draw:text-box>
            <text:list text:style-name="L3">
              <text:list-item>
                <text:p text:style-name="P16"><text:span text:style-name="T15">Infrastructure setup - 2 Weeks until 28. November</text:span></text:p>
              </text:list-item>
              <text:list-item>
                <text:p text:style-name="P16"><text:span text:style-name="T15">Single drone simulated in Gazebo – 1 Month until 28. December</text:span></text:p>
              </text:list-item>
              <text:list-item>
                <text:p text:style-name="P16"><text:span text:style-name="T16">Multiple Drones simulated without communication – 2 Weeks until 11. </text:span><text:span text:style-name="T16">January</text:span></text:p>
              </text:list-item>
              <text:list-item>
                <text:p text:style-name="P16"><text:span text:style-name="T17">Communication between Drones – 2 Weeks until 25. January</text:span></text:p>
              </text:list-item>
              <text:list-item>
                <text:p text:style-name="P16"><text:span text:style-name="T17">Implementation of Formation – 2 Weeks until 7. February</text:span></text:p>
              </text:list-item>
              <text:list-item>
                <text:p text:style-name="P16"><text:span text:style-name="T17">Estimation added and final optimization – 1 Month until 7. March</text:span></text:p>
              </text:list-item>
              <text:list-item>
                <text:p text:style-name="P16"><text:span text:style-name="T17">Documentation and Report writing – until 31. March</text:span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9" presentation:use-footer-name="ftr1">
        <draw:frame presentation:style-name="pr8" draw:layer="layout" svg:width="15.962cm" svg:height="1.444cm" svg:x="0cm" svg:y="0cm" presentation:class="title" presentation:user-transformed="true">
          <draw:text-box>
            <text:p text:style-name="P3"><text:span text:style-name="T5"><text:s text:c="2"/></text:span><text:span text:style-name="T5">Technical Background </text:span></text:p>
          </draw:text-box>
        </draw:frame>
        <draw:frame draw:style-name="gr5" draw:text-style-name="P17" draw:layer="layout" svg:width="23.009cm" svg:height="11.197cm" svg:x="1.27cm" svg:y="2.54cm">
          <draw:text-box>
            <text:p><text:span text:style-name="T17">Communication – (sourav)</text:span></text:p>
            <text:p><text:span text:style-name="T17"><text:tab/></text:span><text:span text:style-name="T17">Mavproxy</text:span></text:p>
            <text:p><text:span text:style-name="T17"/></text:p>
            <text:p><text:span text:style-name="T17">ROS2 Topics used – Put rqt graph picture here (christian)</text:span></text:p>
            <text:p><text:span text:style-name="T17"/></text:p>
            <text:p><text:span text:style-name="T17">Gazebo world – details about the sdf file . Picture of our 3 drones with runway . (Michael)</text:span></text:p>
            <text:p><text:span text:style-name="T17"/></text:p>
            <text:p><text:span text:style-name="T17">(Odometry)</text:span></text:p>
            <text:p><text:span text:style-name="T17"/></text:p>
            <text:p><text:span text:style-name="T17"/></text:p>
            <text:p><text:span text:style-name="T17"><text:s/></text:span></text:p>
            <text:p><text:span text:style-name="T17"/></text:p>
          </draw:text-box>
        </draw:frame>
        <presentation:notes draw:style-name="dp2">
          <draw:page-thumbnail draw:style-name="gr4" draw:layer="layout" svg:width="0.001cm" svg:height="0.001cm" svg:x="0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19" presentation:use-footer-name="ftr1">
        <draw:frame presentation:style-name="pr8" draw:layer="layout" svg:width="15.962cm" svg:height="1.444cm" svg:x="0cm" svg:y="0cm" presentation:class="title">
          <draw:text-box>
            <text:p>Communication </text:p>
          </draw:text-box>
        </draw:frame>
        <presentation:notes draw:style-name="dp2">
          <draw:page-thumbnail draw:style-name="gr4" draw:layer="layout" svg:width="0.001cm" svg:height="0.001cm" svg:x="0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9" presentation:use-footer-name="ftr1">
        <draw:frame presentation:style-name="pr8" draw:layer="layout" svg:width="15.962cm" svg:height="1.444cm" svg:x="0cm" svg:y="0cm" presentation:class="title" presentation:placeholder="true">
          <draw:text-box/>
        </draw:frame>
        <presentation:notes draw:style-name="dp2">
          <draw:page-thumbnail draw:style-name="gr4" draw:layer="layout" svg:width="0.001cm" svg:height="0.001cm" svg:x="0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9" presentation:use-footer-name="ftr1">
        <draw:frame presentation:style-name="pr8" draw:layer="layout" svg:width="15.962cm" svg:height="1.444cm" svg:x="0cm" svg:y="0cm" presentation:class="title">
          <draw:text-box>
            <text:p>..</text:p>
          </draw:text-box>
        </draw:frame>
        <presentation:notes draw:style-name="dp2">
          <draw:page-thumbnail draw:style-name="gr4" draw:layer="layout" svg:width="0.001cm" svg:height="0.001cm" svg:x="0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nts" draw:style-name="dp3" draw:master-page-name="Title_20_and_20_Content" presentation:use-footer-name="ftr1">
        <draw:frame draw:name="Content Placeholder 6" presentation:style-name="pr5" draw:text-style-name="P10" draw:layer="layout" svg:width="23.399cm" svg:height="9.064cm" svg:x="1cm" svg:y="3.131cm" presentation:class="outline" presentation:user-transformed="true">
          <draw:text-box>
            <text:list text:style-name="L3">
              <text:list-item>
                <text:p text:style-name="P18"><text:span text:style-name="T17">Infrastructure setup and documentation <text:s text:c="2"/></text:span></text:p>
              </text:list-item>
              <text:list-item>
                <text:p text:style-name="P18"><text:span text:style-name="T17">Single drone simulated in Gazebo /Rviz </text:span></text:p>
                <text:p text:style-name="P18"><text:span text:style-name="T17">photo</text:span></text:p>
              </text:list-item>
              <text:list-item>
                <text:p text:style-name="P18"><text:span text:style-name="T17">Single drone communication – gui </text:span></text:p>
                <text:p text:style-name="P18"><text:span text:style-name="T17">photo</text:span></text:p>
              </text:list-item>
              <text:list-item>
                <text:p text:style-name="P18"><text:span text:style-name="T17">Multiple drones simulated in Gazebo (w/o communication)</text:span></text:p>
              </text:list-item>
            </text:list>
            <text:p text:style-name="P1"><text:span text:style-name="T18"/></text:p>
          </draw:text-box>
        </draw:frame>
        <draw:frame draw:name="Title 5" presentation:style-name="pr4" draw:text-style-name="P9" draw:layer="layout" svg:width="15.962cm" svg:height="1.444cm" svg:x="0cm" svg:y="0cm" presentation:class="title" presentation:user-transformed="true">
          <draw:text-box>
            <text:p text:style-name="P3"><text:span text:style-name="T7">Results </text:span></text:p>
          </draw:text-box>
        </draw:frame>
        <presentation:notes draw:style-name="dp2">
          <draw:page-thumbnail draw:style-name="gr4" draw:layer="layout" svg:width="19.797cm" svg:height="11.136cm" svg:x="0.601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use-footer-name="ftr1">
        <presentation:notes draw:style-name="dp2">
          <draw:page-thumbnail draw:style-name="gr4" draw:layer="layout" svg:width="0.001cm" svg:height="0.001cm" svg:x="0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use-footer-name="ftr1">
        <presentation:notes draw:style-name="dp2">
          <draw:page-thumbnail draw:style-name="gr4" draw:layer="layout" svg:width="0.001cm" svg:height="0.001cm" svg:x="0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3T1" presentation:use-footer-name="ftr1">
        <draw:frame presentation:style-name="pr8" draw:layer="layout" svg:width="15.962cm" svg:height="1.444cm" svg:x="0cm" svg:y="0cm" presentation:class="title" presentation:user-transformed="true">
          <draw:text-box>
            <text:p text:style-name="P3"><text:span text:style-name="T7"><text:s/></text:span><text:span text:style-name="T7">Problems Faced </text:span></text:p>
          </draw:text-box>
        </draw:frame>
        <draw:frame presentation:style-name="pr9" draw:layer="layout" svg:width="23.399cm" svg:height="9.064cm" svg:x="1cm" svg:y="3.131cm" presentation:class="outline">
          <draw:text-box>
            <text:list text:style-name="L3">
              <text:list-item>
                <text:p>Infrastructure Setup : </text:p>
                <text:p>- ROS2 jazzy and Ardupilot integration </text:p>
              </text:list-item>
              <text:list-item>
                <text:p>Drone Control &amp; Integration in ROS2 : </text:p>
                <text:p>- Mavproxy </text:p>
              </text:list-item>
              <text:list-item>
                <text:p>Multiple Drones control with ROS2 </text:p>
              </text:list-item>
              <text:list-item>
                <text:p>Organization : </text:p>
                <text:p>- Finding a time to meetup weekly outside of the supervisor meeting</text:p>
                <text:p>-Downtime during examphase Feb and March <text:s text:c="3"/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3T1" presentation:use-footer-name="ftr1">
        <draw:frame presentation:style-name="pr8" draw:layer="layout" svg:width="15.962cm" svg:height="1.444cm" svg:x="0cm" svg:y="0cm" presentation:class="title">
          <draw:text-box>
            <text:p text:style-name="P3"><text:span text:style-name="T7"><text:s/></text:span><text:span text:style-name="T7">Next Steps </text:span></text:p>
          </draw:text-box>
        </draw:frame>
        <draw:frame presentation:style-name="pr9" draw:layer="layout" svg:width="23.399cm" svg:height="9.064cm" svg:x="0.731cm" svg:y="3.001cm" presentation:class="outline" presentation:user-transformed="true">
          <draw:text-box>
            <text:list text:style-name="L3">
              <text:list-header>
                <text:p>? (maybe gant chart of timeline and current place)</text:p>
                <text:p/>
              </text:list-header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ll Title of Presentation (2)" draw:style-name="dp3" draw:master-page-name="Title_20_Slide" presentation:use-footer-name="ftr1">
        <draw:frame draw:name="Subtitle 2" presentation:style-name="pr1" draw:text-style-name="P19" draw:layer="layout" svg:width="19.049cm" svg:height="1.037cm" svg:x="2.223cm" svg:y="4.199cm" presentation:class="subtitle" presentation:user-transformed="true">
          <draw:text-box>
            <text:p><text:span text:style-name="T19">Drone Formation Control Simulator</text:span></text:p>
          </draw:text-box>
        </draw:frame>
        <draw:frame draw:name="Title 1" presentation:style-name="pr2" draw:text-style-name="P4" draw:layer="layout" svg:width="19.049cm" svg:height="1.103cm" svg:x="2.223cm" svg:y="3.094cm" presentation:class="title" presentation:user-transformed="true">
          <draw:text-box>
            <text:p text:style-name="P3"><text:span text:style-name="T2">Presentation of Task and Project Plan</text:span></text:p>
          </draw:text-box>
        </draw:frame>
        <draw:custom-shape draw:name="TextBox 3" draw:style-name="gr6" draw:text-style-name="P6" draw:layer="layout" svg:width="12.452cm" svg:height="1.195cm" svg:x="2.223cm" svg:y="7.69cm">
          <text:p text:style-name="P7"><text:span text:style-name="T20">Thank You For Your Attentio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" draw:text-style-name="P20" draw:layer="layout" svg:width="13.497cm" svg:height="3.071cm" svg:x="2.223cm" svg:y="10.878cm">
          <text:p text:style-name="P5"><text:span text:style-name="T3">Michael Faber, </text:span></text:p>
          <text:p text:style-name="P5"><text:span text:style-name="T3">Christian Grüneberg,</text:span></text:p>
          <text:p text:style-name="P5"><text:span text:style-name="T3">Sourav Salkoppalu Lingaraju,</text:span></text:p>
          <text:p text:style-name="P5"><text:span text:style-name="T3">Belvin Benny Thomas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M Sans 10" svg:font-family="'LM Sans 10'" style:font-family-generic="modern" style:font-pitch="variable"/>
    <style:font-face style:name="LM Sans 101" svg:font-family="'LM Sans 10'"/>
    <style:font-face style:name="LM Sans 8" svg:font-family="'LM Sans 8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andwritten_20_Notes-background" style:display-name="Handwritten Notes-background" style:family="presentation">
      <style:graphic-properties draw:stroke="none" draw:fill="solid" draw:fill-color="#ffffff"/>
      <style:text-properties style:letter-kerning="true"/>
    </style:style>
    <style:style style:name="Handwritten_20_Notes-backgroundobjects" style:display-name="Handwritten Not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andwritten_20_Notes-notes" style:display-name="Handwritten Not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andwritten_20_Notes-outline1" style:display-name="Handwritten Notes-outline1" style:family="presentation">
      <style:graphic-properties draw:stroke="none" draw:fill="none" draw:auto-grow-height="false" draw:fit-to-size="false" style:shrink-to-fit="true" style:writing-mode="lr-tb">
        <text:list-style style:name="Handwritten_20_Notes-outline1" style:display-name="Handwritten Note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andwritten_20_Notes-outline2" style:display-name="Handwritten Notes-outline2" style:family="presentation" style:parent-style-name="Handwritten_20_Notes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3" style:display-name="Handwritten Notes-outline3" style:family="presentation" style:parent-style-name="Handwritten_20_Notes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4" style:display-name="Handwritten Notes-outline4" style:family="presentation" style:parent-style-name="Handwritten_20_Notes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5" style:display-name="Handwritten Notes-outline5" style:family="presentation" style:parent-style-name="Handwritten_20_Notes-outline4">
      <style:paragraph-properties fo:margin-top="0.1cm" fo:margin-bottom="0cm"/>
      <style:text-properties fo:font-size="20pt" style:font-size-asian="20pt" style:font-size-complex="20pt"/>
    </style:style>
    <style:style style:name="Handwritten_20_Notes-outline6" style:display-name="Handwritten Notes-outline6" style:family="presentation" style:parent-style-name="Handwritten_20_Notes-outline5">
      <style:paragraph-properties fo:margin-top="0.1cm" fo:margin-bottom="0cm"/>
      <style:text-properties fo:font-size="20pt" style:font-size-asian="20pt" style:font-size-complex="20pt"/>
    </style:style>
    <style:style style:name="Handwritten_20_Notes-outline7" style:display-name="Handwritten Notes-outline7" style:family="presentation" style:parent-style-name="Handwritten_20_Notes-outline6">
      <style:paragraph-properties fo:margin-top="0.1cm" fo:margin-bottom="0cm"/>
      <style:text-properties fo:font-size="20pt" style:font-size-asian="20pt" style:font-size-complex="20pt"/>
    </style:style>
    <style:style style:name="Handwritten_20_Notes-outline8" style:display-name="Handwritten Notes-outline8" style:family="presentation" style:parent-style-name="Handwritten_20_Notes-outline7">
      <style:paragraph-properties fo:margin-top="0.1cm" fo:margin-bottom="0cm"/>
      <style:text-properties fo:font-size="20pt" style:font-size-asian="20pt" style:font-size-complex="20pt"/>
    </style:style>
    <style:style style:name="Handwritten_20_Notes-outline9" style:display-name="Handwritten Notes-outline9" style:family="presentation" style:parent-style-name="Handwritten_20_Notes-outline8">
      <style:paragraph-properties fo:margin-top="0.1cm" fo:margin-bottom="0cm"/>
      <style:text-properties fo:font-size="20pt" style:font-size-asian="20pt" style:font-size-complex="20pt"/>
    </style:style>
    <style:style style:name="Handwritten_20_Notes-subtitle" style:display-name="Handwritten Notes-subtitle" style:family="presentation">
      <style:graphic-properties draw:stroke="none" draw:fill="none" draw:textarea-vertical-align="middle">
        <text:list-style style:name="Handwritten_20_Notes-subtitle" style:display-name="Handwritten Note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ndwritten_20_Notes-title" style:display-name="Handwritten Notes-title" style:family="presentation">
      <style:graphic-properties draw:stroke="none" draw:fill="none" draw:textarea-vertical-align="middle" style:writing-mode="lr-tb">
        <text:list-style style:name="Handwritten_20_Notes-title" style:display-name="Handwritten Note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35cm" draw:stroke-linejoin="miter" svg:stroke-linecap="butt" draw:fill="solid" draw:fill-color="#0068b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5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.4cm" fo:padding-right="0.254cm" fo:wrap-option="wrap" style:writing-mode="lr-tb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>
      <style:graphic-properties loext:decorative="false"/>
    </style:style>
    <style:style style:name="Mgr8" style:family="graphic" style:parent-style-name="standard">
      <style:graphic-properties draw:stroke="solid" svg:stroke-width="0.018cm" svg:stroke-color="#e9eaeb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cm" fo:padding-bottom="0cm" fo:padding-left="0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5cm" fo:padding-bottom="0.125cm" fo:padding-left="0.25cm" fo:padding-right="0.25cm" fo:wrap-option="wrap" loext:decorative="false"/>
      <style:paragraph-properties style:writing-mode="lr-tb"/>
    </style:style>
    <style:style style:name="Mpr5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7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8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11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8.287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13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14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19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cm" fo:padding-right="0cm" fo:wrap-option="wrap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25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26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Handwritten_20_Note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29" style:family="presentation" style:parent-style-name="Handwritten_20_Note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30" style:family="presentation" style:parent-style-name="Handwritten_20_Note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31" style:family="presentation" style:parent-style-name="Handwritten_20_Not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2" style:family="presentation" style:parent-style-name="Handwritten_20_Not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3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34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36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37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8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42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43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4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4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48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49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0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1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52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53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57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58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9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068b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45.4000015258789pt" fo:letter-spacing="normal" fo:language="de" fo:country="DE" fo:font-style="normal" style:text-underline-style="none" fo:font-weight="normal" fo:background-color="transparent" style:font-size-asian="45.4000015258789pt" style:font-style-asian="normal" style:font-weight-asian="normal" style:font-size-complex="45.4000015258789pt" style:font-style-complex="normal" style:font-weight-complex="normal">
        <loext:char-complex-color loext:theme-type="light1" loext:color-type="theme"/>
      </style:text-properties>
    </style:style>
    <style:style style:name="MP7" style:family="paragraph">
      <loext:graphic-properties draw:fill="solid" draw:fill-color="#0068b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45.4000015258789pt" fo:letter-spacing="normal" fo:language="en" fo:country="US" fo:font-style="normal" style:text-underline-style="none" fo:font-weight="normal" fo:background-color="transparent" style:font-size-asian="45.4000015258789pt" style:font-style-asian="normal" style:font-weight-asian="normal" style:font-size-complex="45.4000015258789pt" style:font-style-complex="normal" style:font-weight-complex="normal">
        <loext:char-complex-color loext:theme-type="light1" loext:color-type="theme"/>
      </style:text-properties>
    </style:style>
    <style:style style:name="MP8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2.2999992370605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/>
      </style:paragraph-properties>
      <style:text-properties fo:font-size="7.90000009536743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7.90000009536743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loext:tab-stop-distance="2.016cm" style:writing-mode="lr-tb">
        <style:tab-stops/>
      </style:paragraph-properties>
      <style:text-properties fo:font-size="7.90000009536743pt" style:font-size-asian="14pt" style:font-size-complex="14pt" fo:hyphenate="false"/>
    </style:style>
    <style:style style:name="MP17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font-size="18.8999996185303pt" fo:hyphenate="false"/>
    </style:style>
    <style:style style:name="MP18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1.905cm" style:writing-mode="lr-tb" style:font-independent-line-spacing="true">
        <style:tab-stops/>
      </style:paragraph-properties>
      <style:text-properties fo:font-size="18.8999996185303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8.8999996185303pt"/>
    </style:style>
    <style:style style:name="MP20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1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7.5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15.8999996185303pt"/>
    </style:style>
    <style:style style:name="MP24" style:family="paragraph">
      <style:paragraph-properties fo:margin-left="0cm" fo:margin-right="0cm" fo:margin-top="0cm" fo:margin-bottom="0cm" fo:line-height="90%" fo:text-align="start" fo:text-indent="0cm" style:punctuation-wrap="hanging" loext:tab-stop-distance="3.024cm" style:writing-mode="lr-tb">
        <style:tab-stops/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5.3999996185303pt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7.90000009536743pt" fo:letter-spacing="normal" fo:language="en" fo:country="US" fo:font-style="normal" style:text-underline-style="none" fo:font-weight="bold" fo:background-color="transparent" style:font-size-asian="7.90000009536743pt" style:font-style-asian="normal" style:font-weight-asian="bold" style:font-size-complex="7.90000009536743pt" style:font-style-complex="normal" style:font-weight-complex="bold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18.8999996185303pt" fo:letter-spacing="normal" fo:language="en" fo:country="US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7.5pt" fo:letter-spacing="normal" fo:language="en" fo:country="US" fo:font-style="normal" style:text-underline-style="none" fo:font-weight="normal" fo:background-color="transparent" style:font-size-asian="17.5pt" style:font-style-asian="normal" style:font-weight-asian="normal" style:font-size-complex="17.5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.8999996185303pt" fo:letter-spacing="normal" fo:language="en" fo:country="US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4.3000001907349pt" fo:letter-spacing="normal" fo:language="en" fo:country="US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25.3999996185303pt" fo:letter-spacing="normal" fo:language="en" fo:country="US" fo:font-style="normal" style:text-underline-style="none" fo:font-weight="bold" fo:background-color="transparent" style:font-size-asian="25.3999996185303pt" style:font-style-asian="normal" style:font-weight-asian="bold" style:font-size-complex="25.3999996185303pt" style:font-style-complex="normal" style:font-weight-complex="bold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68b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5" text:bullet-char="•">
        <style:list-level-properties text:space-before="3.81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drawooo:display="none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drawooo:display="none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7" draw:layer="backgroundobjects" svg:width="25.399cm" svg:height="5.55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6.517cm" svg:height="5.557cm" svg:x="18.882cm" svg:y="-0.002cm">
        <draw:image xlink:href="Pictures/10000001000003A30000031A98C1D13D.png" xlink:type="simple" xlink:show="embed" xlink:actuate="onLoad" draw:mime-type="image/png">
          <text:p/>
        </draw:image>
        <svg:desc>A close-up of a person's face

Description automatically generated with medium confidence</svg:desc>
      </draw:frame>
      <draw:frame draw:name="Picture 9" draw:style-name="Mgr3" draw:text-style-name="MP5" draw:layer="backgroundobjects" svg:width="5.045cm" svg:height="1.745cm" svg:x="2.223cm" svg:y="0.476cm">
        <draw:image xlink:href="Pictures/1000000100000D97000004B4664EEEAA.png" xlink:type="simple" xlink:show="embed" xlink:actuate="onLoad" draw:mime-type="image/png">
          <text:p/>
        </draw:image>
        <svg:desc>Text

Description automatically generated with medium confidence</svg:desc>
      </draw:frame>
      <draw:frame draw:name="Picture 11" draw:style-name="Mgr3" draw:text-style-name="MP5" draw:layer="backgroundobjects" drawooo:display="none" svg:width="25.393cm" svg:height="14.287cm" svg:x="0cm" svg:y="-0.002cm">
        <draw:image xlink:href="Pictures/10000000000004EC000002C594354C96.png" xlink:type="simple" xlink:show="embed" xlink:actuate="onLoad" draw:mime-type="image/png">
          <text:p/>
        </draw:image>
        <svg:desc>Graphical user interface, application

Description automatically generated</svg:desc>
      </draw:frame>
      <draw:frame draw:name="Title 1" presentation:style-name="Mpr1" draw:text-style-name="MP9" draw:layer="backgroundobjects" svg:width="19.049cm" svg:height="1.103cm" svg:x="2.223cm" svg:y="3.094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Picture 13" draw:style-name="Mgr3" draw:text-style-name="MP5" draw:layer="backgroundobjects" svg:width="7.937cm" svg:height="3.986cm" svg:x="15.877cm" svg:y="9.207cm">
        <draw:image xlink:href="Pictures/1000000000000AB10000055F0CCCD1C0.png" xlink:type="simple" xlink:show="embed" xlink:actuate="onLoad" draw:mime-type="image/png">
          <text:p/>
        </draw:image>
        <svg:desc>Logo

Description automatically generated</svg:desc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Mpr4" draw:text-style-name="MP11" draw:layer="backgroundobjects" svg:width="12.858cm" svg:height="10.152cm" svg:x="10.798cm" svg:y="2.057cm" presentation:class="outline" presentation:user-transformed="true">
        <draw:text-box>
          <text:list text:style-name="ML3">
            <text:list-item>
              <text:p text:style-name="MP10"><text:span text:style-name="MT3">Click icon to add picture</text:span></text:p>
            </text:list-item>
          </text:list>
        </draw:text-box>
      </draw:frame>
      <draw:frame draw:name="Text Placeholder 3" presentation:style-name="Mpr5" draw:text-style-name="MP13" draw:layer="backgroundobjects" svg:width="8.191cm" svg:height="6.367cm" svg:x="1.75cm" svg:y="4.286cm" presentation:class="outline" presentation:user-transformed="true">
        <draw:text-box>
          <text:p text:style-name="MP12"><text:span text:style-name="MT4">Click to edit Master text styles</text:span></text:p>
        </draw:text-box>
      </draw:frame>
      <draw:frame draw:name="Footer Placeholder 5" presentation:style-name="Mpr6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7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custom-shape draw:name="Title 1" draw:style-name="Mgr5" draw:text-style-name="MP18" draw:layer="backgroundobjects" svg:width="15.962cm" svg:height="1.444cm" svg:x="0cm" svg:y="0cm">
        <text:p text:style-name="MP17"><text:span text:style-name="MT6">Click to edit Master title sty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Vertical Text Placeholder 2" presentation:style-name="Mpr11" draw:text-style-name="MP22" draw:layer="backgroundobjects" svg:width="21.907cm" svg:height="9.064cm" svg:x="1.041cm" svg:y="3.131cm" presentation:class="outline" presentation:user-transformed="true">
        <draw:text-box>
          <text:list text:style-name="ML3">
            <text:list-item>
              <text:p text:style-name="MP20"><text:span text:style-name="MT7">Click to edit Master text styles</text:span></text:p>
              <text:list>
                <text:list-item>
                  <text:p text:style-name="MP21"><text:span text:style-name="MT8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2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13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6" draw:text-style-name="MP23" draw:layer="backgroundobjects" svg:width="23.399cm" svg:height="9.064cm" svg:x="1cm" svg:y="3.131cm" presentation:class="outline" presentation:user-transformed="true">
        <draw:text-box>
          <text:list text:style-name="ML3">
            <text:list-item>
              <text:p text:style-name="MP20"><text:span text:style-name="MT8">Click to edit Master text styles</text:span></text:p>
              <text:list>
                <text:list-item>
                  <text:p text:style-name="MP21"><text:span text:style-name="MT9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7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18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6" presentation:style-name="Mpr19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drawooo:display="none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drawooo:display="none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2" draw:text-style-name="MP25" draw:layer="backgroundobjects" svg:width="21.399cm" svg:height="2.799cm" svg:x="2cm" svg:y="7.7cm" presentation:class="title" presentation:user-transformed="true">
        <draw:text-box>
          <text:p text:style-name="MP24"><text:span text:style-name="MT11">Click to edit Master title style</text:span></text:p>
        </draw:text-box>
      </draw:frame>
      <draw:frame draw:name="Text Placeholder 2" presentation:style-name="Mpr23" draw:text-style-name="MP22" draw:layer="backgroundobjects" svg:width="21.399cm" svg:height="3.124cm" svg:x="2cm" svg:y="4.27cm" presentation:class="outline" presentation:user-transformed="true">
        <draw:text-box>
          <text:list text:style-name="ML3">
            <text:list-item>
              <text:p text:style-name="MP12"><text:span text:style-name="MT7">Click to edit Master text styles</text:span></text:p>
            </text:list-item>
          </text:list>
        </draw:text-box>
      </draw:frame>
      <draw:custom-shape draw:name="Rectangle 7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4" presentation:style-name="Mpr24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25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andwritten_20_Notes" style:display-name="Handwritten Notes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2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8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Footer Placeholder 2" presentation:style-name="Mpr29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3" presentation:style-name="Mpr30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g draw:name="Group 8" draw:style-name="Mgr6">
        <draw:g draw:name="Group 102" draw:style-name="Mgr7">
          <draw:connector draw:name="Straight Connector 103" draw:style-name="Mgr8" draw:text-style-name="MP5" draw:layer="layout" draw:type="line" svg:x1="0cm" svg:y1="1.79cm" svg:x2="25.406cm" svg:y2="1.79cm" svg:d="M0 1790h25406" svg:viewBox="0 0 25407 1">
            <text:p/>
          </draw:connector>
          <draw:connector draw:name="Straight Connector 104" draw:style-name="Mgr8" draw:text-style-name="MP5" draw:layer="layout" draw:type="line" svg:x1="0cm" svg:y1="2.164cm" svg:x2="25.406cm" svg:y2="2.164cm" svg:d="M0 2164h25406" svg:viewBox="0 0 25407 1">
            <text:p/>
          </draw:connector>
          <draw:connector draw:name="Straight Connector 105" draw:style-name="Mgr8" draw:text-style-name="MP5" draw:layer="layout" draw:type="line" svg:x1="0cm" svg:y1="2.539cm" svg:x2="25.406cm" svg:y2="2.539cm" svg:d="M0 2539h25406" svg:viewBox="0 0 25407 1">
            <text:p/>
          </draw:connector>
          <draw:connector draw:name="Straight Connector 106" draw:style-name="Mgr8" draw:text-style-name="MP5" draw:layer="layout" draw:type="line" svg:x1="0cm" svg:y1="2.914cm" svg:x2="25.406cm" svg:y2="2.914cm" svg:d="M0 2914h25406" svg:viewBox="0 0 25407 1">
            <text:p/>
          </draw:connector>
          <draw:connector draw:name="Straight Connector 107" draw:style-name="Mgr8" draw:text-style-name="MP5" draw:layer="layout" draw:type="line" svg:x1="0cm" svg:y1="3.288cm" svg:x2="25.406cm" svg:y2="3.288cm" svg:d="M0 3288h25406" svg:viewBox="0 0 25407 1">
            <text:p/>
          </draw:connector>
          <draw:connector draw:name="Straight Connector 108" draw:style-name="Mgr8" draw:text-style-name="MP5" draw:layer="layout" draw:type="line" svg:x1="0cm" svg:y1="3.663cm" svg:x2="25.406cm" svg:y2="3.663cm" svg:d="M0 3663h25406" svg:viewBox="0 0 25407 1">
            <text:p/>
          </draw:connector>
          <draw:connector draw:name="Straight Connector 109" draw:style-name="Mgr8" draw:text-style-name="MP5" draw:layer="layout" draw:type="line" svg:x1="0cm" svg:y1="4.037cm" svg:x2="25.406cm" svg:y2="4.037cm" svg:d="M0 4037h25406" svg:viewBox="0 0 25407 1">
            <text:p/>
          </draw:connector>
          <draw:connector draw:name="Straight Connector 110" draw:style-name="Mgr8" draw:text-style-name="MP5" draw:layer="layout" draw:type="line" svg:x1="0cm" svg:y1="4.412cm" svg:x2="25.406cm" svg:y2="4.412cm" svg:d="M0 4412h25406" svg:viewBox="0 0 25407 1">
            <text:p/>
          </draw:connector>
          <draw:connector draw:name="Straight Connector 111" draw:style-name="Mgr8" draw:text-style-name="MP5" draw:layer="layout" draw:type="line" svg:x1="0cm" svg:y1="4.787cm" svg:x2="25.406cm" svg:y2="4.787cm" svg:d="M0 4787h25406" svg:viewBox="0 0 25407 1">
            <text:p/>
          </draw:connector>
          <draw:connector draw:name="Straight Connector 112" draw:style-name="Mgr8" draw:text-style-name="MP5" draw:layer="layout" draw:type="line" svg:x1="0cm" svg:y1="5.161cm" svg:x2="25.406cm" svg:y2="5.161cm" svg:d="M0 5161h25406" svg:viewBox="0 0 25407 1">
            <text:p/>
          </draw:connector>
          <draw:connector draw:name="Straight Connector 113" draw:style-name="Mgr8" draw:text-style-name="MP5" draw:layer="layout" draw:type="line" svg:x1="0cm" svg:y1="5.536cm" svg:x2="25.406cm" svg:y2="5.536cm" svg:d="M0 5536h25406" svg:viewBox="0 0 25407 1">
            <text:p/>
          </draw:connector>
          <draw:connector draw:name="Straight Connector 114" draw:style-name="Mgr8" draw:text-style-name="MP5" draw:layer="layout" draw:type="line" svg:x1="0cm" svg:y1="5.91cm" svg:x2="25.406cm" svg:y2="5.91cm" svg:d="M0 5910h25406" svg:viewBox="0 0 25407 1">
            <text:p/>
          </draw:connector>
          <draw:connector draw:name="Straight Connector 115" draw:style-name="Mgr8" draw:text-style-name="MP5" draw:layer="layout" draw:type="line" svg:x1="0cm" svg:y1="6.285cm" svg:x2="25.406cm" svg:y2="6.285cm" svg:d="M0 6285h25406" svg:viewBox="0 0 25407 1">
            <text:p/>
          </draw:connector>
          <draw:connector draw:name="Straight Connector 116" draw:style-name="Mgr8" draw:text-style-name="MP5" draw:layer="layout" draw:type="line" svg:x1="0cm" svg:y1="6.66cm" svg:x2="25.406cm" svg:y2="6.66cm" svg:d="M0 6660h25406" svg:viewBox="0 0 25407 1">
            <text:p/>
          </draw:connector>
          <draw:connector draw:name="Straight Connector 117" draw:style-name="Mgr8" draw:text-style-name="MP5" draw:layer="layout" draw:type="line" svg:x1="0cm" svg:y1="7.034cm" svg:x2="25.406cm" svg:y2="7.034cm" svg:d="M0 7034h25406" svg:viewBox="0 0 25407 1">
            <text:p/>
          </draw:connector>
          <draw:connector draw:name="Straight Connector 118" draw:style-name="Mgr8" draw:text-style-name="MP5" draw:layer="layout" draw:type="line" svg:x1="0cm" svg:y1="7.409cm" svg:x2="25.406cm" svg:y2="7.409cm" svg:d="M0 7409h25406" svg:viewBox="0 0 25407 1">
            <text:p/>
          </draw:connector>
          <draw:connector draw:name="Straight Connector 119" draw:style-name="Mgr8" draw:text-style-name="MP5" draw:layer="layout" draw:type="line" svg:x1="0cm" svg:y1="7.783cm" svg:x2="25.406cm" svg:y2="7.783cm" svg:d="M0 7783h25406" svg:viewBox="0 0 25407 1">
            <text:p/>
          </draw:connector>
          <draw:connector draw:name="Straight Connector 120" draw:style-name="Mgr8" draw:text-style-name="MP5" draw:layer="layout" draw:type="line" svg:x1="0cm" svg:y1="8.158cm" svg:x2="25.406cm" svg:y2="8.158cm" svg:d="M0 8158h25406" svg:viewBox="0 0 25407 1">
            <text:p/>
          </draw:connector>
          <draw:connector draw:name="Straight Connector 121" draw:style-name="Mgr8" draw:text-style-name="MP5" draw:layer="layout" draw:type="line" svg:x1="0cm" svg:y1="8.533cm" svg:x2="25.406cm" svg:y2="8.533cm" svg:d="M0 8533h25406" svg:viewBox="0 0 25407 1">
            <text:p/>
          </draw:connector>
          <draw:connector draw:name="Straight Connector 122" draw:style-name="Mgr8" draw:text-style-name="MP5" draw:layer="layout" draw:type="line" svg:x1="0cm" svg:y1="8.907cm" svg:x2="25.406cm" svg:y2="8.907cm" svg:d="M0 8907h25406" svg:viewBox="0 0 25407 1">
            <text:p/>
          </draw:connector>
          <draw:connector draw:name="Straight Connector 123" draw:style-name="Mgr8" draw:text-style-name="MP5" draw:layer="layout" draw:type="line" svg:x1="0cm" svg:y1="9.282cm" svg:x2="25.406cm" svg:y2="9.282cm" svg:d="M0 9282h25406" svg:viewBox="0 0 25407 1">
            <text:p/>
          </draw:connector>
          <draw:connector draw:name="Straight Connector 124" draw:style-name="Mgr8" draw:text-style-name="MP5" draw:layer="layout" draw:type="line" svg:x1="0cm" svg:y1="9.656cm" svg:x2="25.406cm" svg:y2="9.656cm" svg:d="M0 9656h25406" svg:viewBox="0 0 25407 1">
            <text:p/>
          </draw:connector>
          <draw:connector draw:name="Straight Connector 125" draw:style-name="Mgr8" draw:text-style-name="MP5" draw:layer="layout" draw:type="line" svg:x1="0cm" svg:y1="10.031cm" svg:x2="25.406cm" svg:y2="10.031cm" svg:d="M0 10031h25406" svg:viewBox="0 0 25407 1">
            <text:p/>
          </draw:connector>
          <draw:connector draw:name="Straight Connector 126" draw:style-name="Mgr8" draw:text-style-name="MP5" draw:layer="layout" draw:type="line" svg:x1="0cm" svg:y1="10.405cm" svg:x2="25.406cm" svg:y2="10.405cm" svg:d="M0 10405h25406" svg:viewBox="0 0 25407 1">
            <text:p/>
          </draw:connector>
          <draw:connector draw:name="Straight Connector 127" draw:style-name="Mgr8" draw:text-style-name="MP5" draw:layer="layout" draw:type="line" svg:x1="0cm" svg:y1="10.78cm" svg:x2="25.406cm" svg:y2="10.78cm" svg:d="M0 10780h25406" svg:viewBox="0 0 25407 1">
            <text:p/>
          </draw:connector>
          <draw:connector draw:name="Straight Connector 128" draw:style-name="Mgr8" draw:text-style-name="MP5" draw:layer="layout" draw:type="line" svg:x1="0cm" svg:y1="11.155cm" svg:x2="25.406cm" svg:y2="11.155cm" svg:d="M0 11155h25406" svg:viewBox="0 0 25407 1">
            <text:p/>
          </draw:connector>
          <draw:connector draw:name="Straight Connector 129" draw:style-name="Mgr8" draw:text-style-name="MP5" draw:layer="layout" draw:type="line" svg:x1="0cm" svg:y1="11.529cm" svg:x2="25.406cm" svg:y2="11.529cm" svg:d="M0 11529h25406" svg:viewBox="0 0 25407 1">
            <text:p/>
          </draw:connector>
          <draw:connector draw:name="Straight Connector 130" draw:style-name="Mgr8" draw:text-style-name="MP5" draw:layer="layout" draw:type="line" svg:x1="0cm" svg:y1="11.904cm" svg:x2="25.406cm" svg:y2="11.904cm" svg:d="M0 11904h25406" svg:viewBox="0 0 25407 1">
            <text:p/>
          </draw:connector>
        </draw:g>
        <draw:g draw:name="Group 131" draw:style-name="Mgr7">
          <draw:connector draw:name="Straight Connector 132" draw:style-name="Mgr8" draw:text-style-name="MP5" draw:layer="layout" draw:type="line" svg:x1="0.322cm" svg:y1="1.444cm" svg:x2="0.305cm" svg:y2="13.807cm" svg:d="M322 1444l-17 12363" svg:viewBox="0 0 18 12364">
            <text:p/>
          </draw:connector>
          <draw:connector draw:name="Straight Connector 133" draw:style-name="Mgr8" draw:text-style-name="MP5" draw:layer="layout" draw:type="line" svg:x1="0.696cm" svg:y1="1.444cm" svg:x2="0.696cm" svg:y2="13.811cm" svg:d="M696 1444v12367" svg:viewBox="0 0 1 12368">
            <text:p/>
          </draw:connector>
          <draw:connector draw:name="Straight Connector 134" draw:style-name="Mgr8" draw:text-style-name="MP5" draw:layer="layout" draw:type="line" svg:x1="1.071cm" svg:y1="1.444cm" svg:x2="1.071cm" svg:y2="13.811cm" svg:d="M1071 1444v12367" svg:viewBox="0 0 1 12368">
            <text:p/>
          </draw:connector>
          <draw:connector draw:name="Straight Connector 135" draw:style-name="Mgr8" draw:text-style-name="MP5" draw:layer="layout" draw:type="line" svg:x1="1.446cm" svg:y1="1.444cm" svg:x2="1.446cm" svg:y2="13.811cm" svg:d="M1446 1444v12367" svg:viewBox="0 0 1 12368">
            <text:p/>
          </draw:connector>
          <draw:connector draw:name="Straight Connector 136" draw:style-name="Mgr8" draw:text-style-name="MP5" draw:layer="layout" draw:type="line" svg:x1="1.821cm" svg:y1="1.444cm" svg:x2="1.821cm" svg:y2="13.811cm" svg:d="M1821 1444v12367" svg:viewBox="0 0 1 12368">
            <text:p/>
          </draw:connector>
          <draw:connector draw:name="Straight Connector 137" draw:style-name="Mgr8" draw:text-style-name="MP5" draw:layer="layout" draw:type="line" svg:x1="2.196cm" svg:y1="1.444cm" svg:x2="2.196cm" svg:y2="13.811cm" svg:d="M2196 1444v12367" svg:viewBox="0 0 1 12368">
            <text:p/>
          </draw:connector>
          <draw:connector draw:name="Straight Connector 138" draw:style-name="Mgr8" draw:text-style-name="MP5" draw:layer="layout" draw:type="line" svg:x1="2.571cm" svg:y1="1.444cm" svg:x2="2.571cm" svg:y2="13.811cm" svg:d="M2571 1444v12367" svg:viewBox="0 0 1 12368">
            <text:p/>
          </draw:connector>
          <draw:connector draw:name="Straight Connector 139" draw:style-name="Mgr8" draw:text-style-name="MP5" draw:layer="layout" draw:type="line" svg:x1="2.946cm" svg:y1="1.444cm" svg:x2="2.946cm" svg:y2="13.811cm" svg:d="M2946 1444v12367" svg:viewBox="0 0 1 12368">
            <text:p/>
          </draw:connector>
          <draw:connector draw:name="Straight Connector 140" draw:style-name="Mgr8" draw:text-style-name="MP5" draw:layer="layout" draw:type="line" svg:x1="3.321cm" svg:y1="1.444cm" svg:x2="3.321cm" svg:y2="13.811cm" svg:d="M3321 1444v12367" svg:viewBox="0 0 1 12368">
            <text:p/>
          </draw:connector>
          <draw:connector draw:name="Straight Connector 141" draw:style-name="Mgr8" draw:text-style-name="MP5" draw:layer="layout" draw:type="line" svg:x1="3.695cm" svg:y1="1.444cm" svg:x2="3.695cm" svg:y2="13.811cm" svg:d="M3695 1444v12367" svg:viewBox="0 0 1 12368">
            <text:p/>
          </draw:connector>
          <draw:connector draw:name="Straight Connector 142" draw:style-name="Mgr8" draw:text-style-name="MP5" draw:layer="layout" draw:type="line" svg:x1="4.07cm" svg:y1="1.444cm" svg:x2="4.07cm" svg:y2="13.811cm" svg:d="M4070 1444v12367" svg:viewBox="0 0 1 12368">
            <text:p/>
          </draw:connector>
          <draw:connector draw:name="Straight Connector 143" draw:style-name="Mgr8" draw:text-style-name="MP5" draw:layer="layout" draw:type="line" svg:x1="4.445cm" svg:y1="1.444cm" svg:x2="4.445cm" svg:y2="13.811cm" svg:d="M4445 1444v12367" svg:viewBox="0 0 1 12368">
            <text:p/>
          </draw:connector>
          <draw:connector draw:name="Straight Connector 144" draw:style-name="Mgr8" draw:text-style-name="MP5" draw:layer="layout" draw:type="line" svg:x1="4.82cm" svg:y1="1.444cm" svg:x2="4.82cm" svg:y2="13.811cm" svg:d="M4820 1444v12367" svg:viewBox="0 0 1 12368">
            <text:p/>
          </draw:connector>
          <draw:connector draw:name="Straight Connector 145" draw:style-name="Mgr8" draw:text-style-name="MP5" draw:layer="layout" draw:type="line" svg:x1="5.195cm" svg:y1="1.444cm" svg:x2="5.195cm" svg:y2="13.811cm" svg:d="M5195 1444v12367" svg:viewBox="0 0 1 12368">
            <text:p/>
          </draw:connector>
          <draw:connector draw:name="Straight Connector 146" draw:style-name="Mgr8" draw:text-style-name="MP5" draw:layer="layout" draw:type="line" svg:x1="5.57cm" svg:y1="1.444cm" svg:x2="5.57cm" svg:y2="13.811cm" svg:d="M5570 1444v12367" svg:viewBox="0 0 1 12368">
            <text:p/>
          </draw:connector>
          <draw:connector draw:name="Straight Connector 147" draw:style-name="Mgr8" draw:text-style-name="MP5" draw:layer="layout" draw:type="line" svg:x1="5.945cm" svg:y1="1.444cm" svg:x2="5.945cm" svg:y2="13.811cm" svg:d="M5945 1444v12367" svg:viewBox="0 0 1 12368">
            <text:p/>
          </draw:connector>
          <draw:connector draw:name="Straight Connector 148" draw:style-name="Mgr8" draw:text-style-name="MP5" draw:layer="layout" draw:type="line" svg:x1="6.32cm" svg:y1="1.444cm" svg:x2="6.32cm" svg:y2="13.811cm" svg:d="M6320 1444v12367" svg:viewBox="0 0 1 12368">
            <text:p/>
          </draw:connector>
          <draw:connector draw:name="Straight Connector 149" draw:style-name="Mgr8" draw:text-style-name="MP5" draw:layer="layout" draw:type="line" svg:x1="6.694cm" svg:y1="1.444cm" svg:x2="6.694cm" svg:y2="13.811cm" svg:d="M6694 1444v12367" svg:viewBox="0 0 1 12368">
            <text:p/>
          </draw:connector>
          <draw:connector draw:name="Straight Connector 150" draw:style-name="Mgr8" draw:text-style-name="MP5" draw:layer="layout" draw:type="line" svg:x1="7.069cm" svg:y1="1.444cm" svg:x2="7.069cm" svg:y2="13.811cm" svg:d="M7069 1444v12367" svg:viewBox="0 0 1 12368">
            <text:p/>
          </draw:connector>
          <draw:connector draw:name="Straight Connector 151" draw:style-name="Mgr8" draw:text-style-name="MP5" draw:layer="layout" draw:type="line" svg:x1="7.444cm" svg:y1="1.444cm" svg:x2="7.444cm" svg:y2="13.811cm" svg:d="M7444 1444v12367" svg:viewBox="0 0 1 12368">
            <text:p/>
          </draw:connector>
          <draw:connector draw:name="Straight Connector 152" draw:style-name="Mgr8" draw:text-style-name="MP5" draw:layer="layout" draw:type="line" svg:x1="7.819cm" svg:y1="1.444cm" svg:x2="7.819cm" svg:y2="13.811cm" svg:d="M7819 1444v12367" svg:viewBox="0 0 1 12368">
            <text:p/>
          </draw:connector>
          <draw:connector draw:name="Straight Connector 153" draw:style-name="Mgr8" draw:text-style-name="MP5" draw:layer="layout" draw:type="line" svg:x1="8.194cm" svg:y1="1.444cm" svg:x2="8.194cm" svg:y2="13.811cm" svg:d="M8194 1444v12367" svg:viewBox="0 0 1 12368">
            <text:p/>
          </draw:connector>
          <draw:connector draw:name="Straight Connector 154" draw:style-name="Mgr8" draw:text-style-name="MP5" draw:layer="layout" draw:type="line" svg:x1="8.569cm" svg:y1="1.444cm" svg:x2="8.569cm" svg:y2="13.811cm" svg:d="M8569 1444v12367" svg:viewBox="0 0 1 12368">
            <text:p/>
          </draw:connector>
          <draw:connector draw:name="Straight Connector 155" draw:style-name="Mgr8" draw:text-style-name="MP5" draw:layer="layout" draw:type="line" svg:x1="8.944cm" svg:y1="1.444cm" svg:x2="8.944cm" svg:y2="13.811cm" svg:d="M8944 1444v12367" svg:viewBox="0 0 1 12368">
            <text:p/>
          </draw:connector>
          <draw:connector draw:name="Straight Connector 156" draw:style-name="Mgr8" draw:text-style-name="MP5" draw:layer="layout" draw:type="line" svg:x1="9.318cm" svg:y1="1.444cm" svg:x2="9.318cm" svg:y2="13.811cm" svg:d="M9318 1444v12367" svg:viewBox="0 0 1 12368">
            <text:p/>
          </draw:connector>
          <draw:connector draw:name="Straight Connector 157" draw:style-name="Mgr8" draw:text-style-name="MP5" draw:layer="layout" draw:type="line" svg:x1="9.693cm" svg:y1="1.444cm" svg:x2="9.693cm" svg:y2="13.811cm" svg:d="M9693 1444v12367" svg:viewBox="0 0 1 12368">
            <text:p/>
          </draw:connector>
          <draw:connector draw:name="Straight Connector 158" draw:style-name="Mgr8" draw:text-style-name="MP5" draw:layer="layout" draw:type="line" svg:x1="10.068cm" svg:y1="1.444cm" svg:x2="10.068cm" svg:y2="13.811cm" svg:d="M10068 1444v12367" svg:viewBox="0 0 1 12368">
            <text:p/>
          </draw:connector>
          <draw:connector draw:name="Straight Connector 159" draw:style-name="Mgr8" draw:text-style-name="MP5" draw:layer="layout" draw:type="line" svg:x1="10.443cm" svg:y1="1.444cm" svg:x2="10.443cm" svg:y2="13.811cm" svg:d="M10443 1444v12367" svg:viewBox="0 0 1 12368">
            <text:p/>
          </draw:connector>
          <draw:connector draw:name="Straight Connector 160" draw:style-name="Mgr8" draw:text-style-name="MP5" draw:layer="layout" draw:type="line" svg:x1="10.818cm" svg:y1="1.444cm" svg:x2="10.818cm" svg:y2="13.811cm" svg:d="M10818 1444v12367" svg:viewBox="0 0 1 12368">
            <text:p/>
          </draw:connector>
          <draw:connector draw:name="Straight Connector 161" draw:style-name="Mgr8" draw:text-style-name="MP5" draw:layer="layout" draw:type="line" svg:x1="11.193cm" svg:y1="1.444cm" svg:x2="11.193cm" svg:y2="13.811cm" svg:d="M11193 1444v12367" svg:viewBox="0 0 1 12368">
            <text:p/>
          </draw:connector>
          <draw:connector draw:name="Straight Connector 162" draw:style-name="Mgr8" draw:text-style-name="MP5" draw:layer="layout" draw:type="line" svg:x1="11.568cm" svg:y1="1.444cm" svg:x2="11.568cm" svg:y2="13.811cm" svg:d="M11568 1444v12367" svg:viewBox="0 0 1 12368">
            <text:p/>
          </draw:connector>
          <draw:connector draw:name="Straight Connector 163" draw:style-name="Mgr8" draw:text-style-name="MP5" draw:layer="layout" draw:type="line" svg:x1="11.943cm" svg:y1="1.444cm" svg:x2="11.943cm" svg:y2="13.811cm" svg:d="M11943 1444v12367" svg:viewBox="0 0 1 12368">
            <text:p/>
          </draw:connector>
          <draw:connector draw:name="Straight Connector 164" draw:style-name="Mgr8" draw:text-style-name="MP5" draw:layer="layout" draw:type="line" svg:x1="12.317cm" svg:y1="1.444cm" svg:x2="12.317cm" svg:y2="13.811cm" svg:d="M12317 1444v12367" svg:viewBox="0 0 1 12368">
            <text:p/>
          </draw:connector>
          <draw:connector draw:name="Straight Connector 165" draw:style-name="Mgr8" draw:text-style-name="MP5" draw:layer="layout" draw:type="line" svg:x1="12.692cm" svg:y1="1.444cm" svg:x2="12.692cm" svg:y2="13.811cm" svg:d="M12692 1444v12367" svg:viewBox="0 0 1 12368">
            <text:p/>
          </draw:connector>
          <draw:connector draw:name="Straight Connector 166" draw:style-name="Mgr8" draw:text-style-name="MP5" draw:layer="layout" draw:type="line" svg:x1="13.067cm" svg:y1="1.444cm" svg:x2="13.067cm" svg:y2="13.811cm" svg:d="M13067 1444v12367" svg:viewBox="0 0 1 12368">
            <text:p/>
          </draw:connector>
          <draw:connector draw:name="Straight Connector 167" draw:style-name="Mgr8" draw:text-style-name="MP5" draw:layer="layout" draw:type="line" svg:x1="13.442cm" svg:y1="1.444cm" svg:x2="13.442cm" svg:y2="13.811cm" svg:d="M13442 1444v12367" svg:viewBox="0 0 1 12368">
            <text:p/>
          </draw:connector>
          <draw:connector draw:name="Straight Connector 168" draw:style-name="Mgr8" draw:text-style-name="MP5" draw:layer="layout" draw:type="line" svg:x1="13.817cm" svg:y1="1.444cm" svg:x2="13.817cm" svg:y2="13.811cm" svg:d="M13817 1444v12367" svg:viewBox="0 0 1 12368">
            <text:p/>
          </draw:connector>
          <draw:connector draw:name="Straight Connector 169" draw:style-name="Mgr8" draw:text-style-name="MP5" draw:layer="layout" draw:type="line" svg:x1="14.192cm" svg:y1="1.444cm" svg:x2="14.192cm" svg:y2="13.811cm" svg:d="M14192 1444v12367" svg:viewBox="0 0 1 12368">
            <text:p/>
          </draw:connector>
          <draw:connector draw:name="Straight Connector 170" draw:style-name="Mgr8" draw:text-style-name="MP5" draw:layer="layout" draw:type="line" svg:x1="14.567cm" svg:y1="1.444cm" svg:x2="14.567cm" svg:y2="13.811cm" svg:d="M14567 1444v12367" svg:viewBox="0 0 1 12368">
            <text:p/>
          </draw:connector>
          <draw:connector draw:name="Straight Connector 171" draw:style-name="Mgr8" draw:text-style-name="MP5" draw:layer="layout" draw:type="line" svg:x1="14.942cm" svg:y1="1.444cm" svg:x2="14.942cm" svg:y2="13.811cm" svg:d="M14942 1444v12367" svg:viewBox="0 0 1 12368">
            <text:p/>
          </draw:connector>
          <draw:connector draw:name="Straight Connector 172" draw:style-name="Mgr8" draw:text-style-name="MP5" draw:layer="layout" draw:type="line" svg:x1="15.316cm" svg:y1="1.444cm" svg:x2="15.316cm" svg:y2="13.811cm" svg:d="M15316 1444v12367" svg:viewBox="0 0 1 12368">
            <text:p/>
          </draw:connector>
          <draw:connector draw:name="Straight Connector 173" draw:style-name="Mgr8" draw:text-style-name="MP5" draw:layer="layout" draw:type="line" svg:x1="15.691cm" svg:y1="1.444cm" svg:x2="15.691cm" svg:y2="13.811cm" svg:d="M15691 1444v12367" svg:viewBox="0 0 1 12368">
            <text:p/>
          </draw:connector>
          <draw:connector draw:name="Straight Connector 174" draw:style-name="Mgr8" draw:text-style-name="MP5" draw:layer="layout" draw:type="line" svg:x1="16.066cm" svg:y1="1.444cm" svg:x2="16.066cm" svg:y2="13.811cm" svg:d="M16066 1444v12367" svg:viewBox="0 0 1 12368">
            <text:p/>
          </draw:connector>
          <draw:connector draw:name="Straight Connector 175" draw:style-name="Mgr8" draw:text-style-name="MP5" draw:layer="layout" draw:type="line" svg:x1="16.441cm" svg:y1="1.444cm" svg:x2="16.441cm" svg:y2="13.811cm" svg:d="M16441 1444v12367" svg:viewBox="0 0 1 12368">
            <text:p/>
          </draw:connector>
          <draw:connector draw:name="Straight Connector 176" draw:style-name="Mgr8" draw:text-style-name="MP5" draw:layer="layout" draw:type="line" svg:x1="16.816cm" svg:y1="1.444cm" svg:x2="16.816cm" svg:y2="13.811cm" svg:d="M16816 1444v12367" svg:viewBox="0 0 1 12368">
            <text:p/>
          </draw:connector>
          <draw:connector draw:name="Straight Connector 177" draw:style-name="Mgr8" draw:text-style-name="MP5" draw:layer="layout" draw:type="line" svg:x1="17.191cm" svg:y1="1.444cm" svg:x2="17.191cm" svg:y2="13.811cm" svg:d="M17191 1444v12367" svg:viewBox="0 0 1 12368">
            <text:p/>
          </draw:connector>
          <draw:connector draw:name="Straight Connector 178" draw:style-name="Mgr8" draw:text-style-name="MP5" draw:layer="layout" draw:type="line" svg:x1="17.566cm" svg:y1="1.444cm" svg:x2="17.566cm" svg:y2="13.811cm" svg:d="M17566 1444v12367" svg:viewBox="0 0 1 12368">
            <text:p/>
          </draw:connector>
          <draw:connector draw:name="Straight Connector 179" draw:style-name="Mgr8" draw:text-style-name="MP5" draw:layer="layout" draw:type="line" svg:x1="17.94cm" svg:y1="1.444cm" svg:x2="17.94cm" svg:y2="13.811cm" svg:d="M17940 1444v12367" svg:viewBox="0 0 1 12368">
            <text:p/>
          </draw:connector>
          <draw:connector draw:name="Straight Connector 180" draw:style-name="Mgr8" draw:text-style-name="MP5" draw:layer="layout" draw:type="line" svg:x1="18.315cm" svg:y1="1.444cm" svg:x2="18.315cm" svg:y2="13.811cm" svg:d="M18315 1444v12367" svg:viewBox="0 0 1 12368">
            <text:p/>
          </draw:connector>
          <draw:connector draw:name="Straight Connector 181" draw:style-name="Mgr8" draw:text-style-name="MP5" draw:layer="layout" draw:type="line" svg:x1="18.69cm" svg:y1="1.444cm" svg:x2="18.69cm" svg:y2="13.811cm" svg:d="M18690 1444v12367" svg:viewBox="0 0 1 12368">
            <text:p/>
          </draw:connector>
          <draw:connector draw:name="Straight Connector 182" draw:style-name="Mgr8" draw:text-style-name="MP5" draw:layer="layout" draw:type="line" svg:x1="19.065cm" svg:y1="1.444cm" svg:x2="19.065cm" svg:y2="13.811cm" svg:d="M19065 1444v12367" svg:viewBox="0 0 1 12368">
            <text:p/>
          </draw:connector>
          <draw:connector draw:name="Straight Connector 183" draw:style-name="Mgr8" draw:text-style-name="MP5" draw:layer="layout" draw:type="line" svg:x1="19.44cm" svg:y1="1.444cm" svg:x2="19.44cm" svg:y2="13.811cm" svg:d="M19440 1444v12367" svg:viewBox="0 0 1 12368">
            <text:p/>
          </draw:connector>
          <draw:connector draw:name="Straight Connector 184" draw:style-name="Mgr8" draw:text-style-name="MP5" draw:layer="layout" draw:type="line" svg:x1="19.815cm" svg:y1="1.444cm" svg:x2="19.815cm" svg:y2="13.811cm" svg:d="M19815 1444v12367" svg:viewBox="0 0 1 12368">
            <text:p/>
          </draw:connector>
          <draw:connector draw:name="Straight Connector 185" draw:style-name="Mgr8" draw:text-style-name="MP5" draw:layer="layout" draw:type="line" svg:x1="20.19cm" svg:y1="1.444cm" svg:x2="20.19cm" svg:y2="13.811cm" svg:d="M20190 1444v12367" svg:viewBox="0 0 1 12368">
            <text:p/>
          </draw:connector>
          <draw:connector draw:name="Straight Connector 186" draw:style-name="Mgr8" draw:text-style-name="MP5" draw:layer="layout" draw:type="line" svg:x1="20.565cm" svg:y1="1.444cm" svg:x2="20.565cm" svg:y2="13.811cm" svg:d="M20565 1444v12367" svg:viewBox="0 0 1 12368">
            <text:p/>
          </draw:connector>
          <draw:connector draw:name="Straight Connector 187" draw:style-name="Mgr8" draw:text-style-name="MP5" draw:layer="layout" draw:type="line" svg:x1="20.939cm" svg:y1="1.444cm" svg:x2="20.939cm" svg:y2="13.811cm" svg:d="M20939 1444v12367" svg:viewBox="0 0 1 12368">
            <text:p/>
          </draw:connector>
          <draw:connector draw:name="Straight Connector 188" draw:style-name="Mgr8" draw:text-style-name="MP5" draw:layer="layout" draw:type="line" svg:x1="21.314cm" svg:y1="1.444cm" svg:x2="21.314cm" svg:y2="13.811cm" svg:d="M21314 1444v12367" svg:viewBox="0 0 1 12368">
            <text:p/>
          </draw:connector>
          <draw:connector draw:name="Straight Connector 189" draw:style-name="Mgr8" draw:text-style-name="MP5" draw:layer="layout" draw:type="line" svg:x1="21.689cm" svg:y1="1.444cm" svg:x2="21.689cm" svg:y2="13.811cm" svg:d="M21689 1444v12367" svg:viewBox="0 0 1 12368">
            <text:p/>
          </draw:connector>
          <draw:connector draw:name="Straight Connector 190" draw:style-name="Mgr8" draw:text-style-name="MP5" draw:layer="layout" draw:type="line" svg:x1="22.064cm" svg:y1="1.444cm" svg:x2="22.064cm" svg:y2="13.811cm" svg:d="M22064 1444v12367" svg:viewBox="0 0 1 12368">
            <text:p/>
          </draw:connector>
          <draw:connector draw:name="Straight Connector 191" draw:style-name="Mgr8" draw:text-style-name="MP5" draw:layer="layout" draw:type="line" svg:x1="22.439cm" svg:y1="1.444cm" svg:x2="22.439cm" svg:y2="13.811cm" svg:d="M22439 1444v12367" svg:viewBox="0 0 1 12368">
            <text:p/>
          </draw:connector>
          <draw:connector draw:name="Straight Connector 192" draw:style-name="Mgr8" draw:text-style-name="MP5" draw:layer="layout" draw:type="line" svg:x1="22.814cm" svg:y1="1.444cm" svg:x2="22.814cm" svg:y2="13.811cm" svg:d="M22814 1444v12367" svg:viewBox="0 0 1 12368">
            <text:p/>
          </draw:connector>
          <draw:connector draw:name="Straight Connector 193" draw:style-name="Mgr8" draw:text-style-name="MP5" draw:layer="layout" draw:type="line" svg:x1="23.189cm" svg:y1="1.444cm" svg:x2="23.189cm" svg:y2="13.811cm" svg:d="M23189 1444v12367" svg:viewBox="0 0 1 12368">
            <text:p/>
          </draw:connector>
          <draw:connector draw:name="Straight Connector 194" draw:style-name="Mgr8" draw:text-style-name="MP5" draw:layer="layout" draw:type="line" svg:x1="23.564cm" svg:y1="1.444cm" svg:x2="23.564cm" svg:y2="13.811cm" svg:d="M23564 1444v12367" svg:viewBox="0 0 1 12368">
            <text:p/>
          </draw:connector>
          <draw:connector draw:name="Straight Connector 195" draw:style-name="Mgr8" draw:text-style-name="MP5" draw:layer="layout" draw:type="line" svg:x1="23.938cm" svg:y1="1.444cm" svg:x2="23.938cm" svg:y2="13.811cm" svg:d="M23938 1444v12367" svg:viewBox="0 0 1 12368">
            <text:p/>
          </draw:connector>
          <draw:connector draw:name="Straight Connector 196" draw:style-name="Mgr8" draw:text-style-name="MP5" draw:layer="layout" draw:type="line" svg:x1="24.313cm" svg:y1="1.444cm" svg:x2="24.313cm" svg:y2="13.811cm" svg:d="M24313 1444v12367" svg:viewBox="0 0 1 12368">
            <text:p/>
          </draw:connector>
          <draw:connector draw:name="Straight Connector 197" draw:style-name="Mgr8" draw:text-style-name="MP5" draw:layer="layout" draw:type="line" svg:x1="24.688cm" svg:y1="1.444cm" svg:x2="24.688cm" svg:y2="13.811cm" svg:d="M24688 1444v12367" svg:viewBox="0 0 1 12368">
            <text:p/>
          </draw:connector>
          <draw:connector draw:name="Straight Connector 198" draw:style-name="Mgr8" draw:text-style-name="MP5" draw:layer="layout" draw:type="line" svg:x1="25.063cm" svg:y1="1.444cm" svg:x2="25.063cm" svg:y2="13.811cm" svg:d="M25063 1444v12367" svg:viewBox="0 0 1 12368">
            <text:p/>
          </draw:connector>
        </draw:g>
        <draw:g draw:name="Group 202" draw:style-name="Mgr7">
          <draw:connector draw:name="Straight Connector 203" draw:style-name="Mgr8" draw:text-style-name="MP5" draw:layer="layout" draw:type="line" svg:x1="0cm" svg:y1="12.278cm" svg:x2="25.406cm" svg:y2="12.278cm" svg:d="M0 12278h25406" svg:viewBox="0 0 25407 1">
            <text:p/>
          </draw:connector>
          <draw:connector draw:name="Straight Connector 204" draw:style-name="Mgr8" draw:text-style-name="MP5" draw:layer="layout" draw:type="line" svg:x1="0cm" svg:y1="12.653cm" svg:x2="25.406cm" svg:y2="12.653cm" svg:d="M0 12653h25406" svg:viewBox="0 0 25407 1">
            <text:p/>
          </draw:connector>
          <draw:connector draw:name="Straight Connector 205" draw:style-name="Mgr8" draw:text-style-name="MP5" draw:layer="layout" draw:type="line" svg:x1="0cm" svg:y1="13.028cm" svg:x2="25.406cm" svg:y2="13.028cm" svg:d="M0 13028h25406" svg:viewBox="0 0 25407 1">
            <text:p/>
          </draw:connector>
          <draw:connector draw:name="Straight Connector 206" draw:style-name="Mgr8" draw:text-style-name="MP5" draw:layer="layout" draw:type="line" svg:x1="0cm" svg:y1="13.402cm" svg:x2="25.406cm" svg:y2="13.402cm" svg:d="M0 13402h25406" svg:viewBox="0 0 25407 1">
            <text:p/>
          </draw:connector>
          <draw:connector draw:name="Straight Connector 207" draw:style-name="Mgr8" draw:text-style-name="MP5" draw:layer="layout" draw:type="line" svg:x1="0cm" svg:y1="13.777cm" svg:x2="25.406cm" svg:y2="13.777cm" svg:d="M0 13777h25406" svg:viewBox="0 0 25407 1">
            <text:p/>
          </draw:connector>
        </draw:g>
      </draw:g>
      <draw:frame draw:name="Picture 23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frame presentation:style-name="Handwritten_20_Notes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Handwritten_20_Notes-title" draw:layer="backgroundobjects" svg:width="0.001cm" svg:height="0.001cm" svg:x="0cm" svg:y="2.257cm" presentation:class="page"/>
        <draw:frame presentation:style-name="Handwritten_20_Notes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Content Placeholder 2" presentation:style-name="Mpr34" draw:text-style-name="MP22" draw:layer="backgroundobjects" svg:width="10.794cm" svg:height="9.064cm" svg:x="1.746cm" svg:y="3.803cm" presentation:class="outline" presentation:user-transformed="true">
        <draw:text-box>
          <text:list text:style-name="ML3">
            <text:list-item>
              <text:p text:style-name="MP20"><text:span text:style-name="MT7">Click to edit Master text styles</text:span></text:p>
              <text:list>
                <text:list-item>
                  <text:p text:style-name="MP21"><text:span text:style-name="MT8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4" draw:text-style-name="MP22" draw:layer="backgroundobjects" svg:width="10.794cm" svg:height="9.064cm" svg:x="12.859cm" svg:y="3.803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5" presentation:style-name="Mpr35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36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" presentation:style-name="Mpr39" draw:text-style-name="MP26" draw:layer="backgroundobjects" svg:width="10.744cm" svg:height="1.715cm" svg:x="1.655cm" svg:y="2.279cm" presentation:class="outline" presentation:user-transformed="true">
        <draw:text-box>
          <text:list text:style-name="ML3">
            <text:list-item>
              <text:p text:style-name="MP12"><text:span text:style-name="MT12">Click to edit Master text styles</text:span></text:p>
            </text:list-item>
          </text:list>
        </draw:text-box>
      </draw:frame>
      <draw:frame draw:name="Content Placeholder 3" presentation:style-name="Mpr40" draw:text-style-name="MP22" draw:layer="backgroundobjects" svg:width="10.744cm" svg:height="8.538cm" svg:x="1.655cm" svg:y="3.996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9" draw:text-style-name="MP26" draw:layer="backgroundobjects" svg:width="10.797cm" svg:height="1.715cm" svg:x="12.953cm" svg:y="2.279cm" presentation:class="outline" presentation:user-transformed="true">
        <draw:text-box>
          <text:p text:style-name="MP12"><text:span text:style-name="MT12">Click to edit Master text styles</text:span></text:p>
        </draw:text-box>
      </draw:frame>
      <draw:frame draw:name="Content Placeholder 5" presentation:style-name="Mpr40" draw:text-style-name="MP22" draw:layer="backgroundobjects" svg:width="10.797cm" svg:height="8.538cm" svg:x="12.953cm" svg:y="3.996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7" presentation:style-name="Mpr4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8" presentation:style-name="Mpr4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1" presentation:style-name="Mpr4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6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Footer Placeholder 3" presentation:style-name="Mpr47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4" presentation:style-name="Mpr48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2" presentation:style-name="Mpr5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3" presentation:style-name="Mpr5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55" draw:text-style-name="MP11" draw:layer="backgroundobjects" svg:width="12.858cm" svg:height="10.152cm" svg:x="10.798cm" svg:y="2.057cm" presentation:class="outline" presentation:user-transformed="true">
        <draw:text-box>
          <text:list text:style-name="ML3">
            <text:list-item>
              <text:p text:style-name="MP20"><text:span text:style-name="MT3">Click to edit Master text styles</text:span></text:p>
              <text:list>
                <text:list-item>
                  <text:p text:style-name="MP21"><text:span text:style-name="MT13">Second level</text:span></text:p>
                  <text:list>
                    <text:list-item>
                      <text:p text:style-name="MP21"><text:span text:style-name="MT14">Third level</text:span></text:p>
                      <text:list>
                        <text:list-item>
                          <text:p text:style-name="MP21"><text:span text:style-name="MT15">Fourth level</text:span></text:p>
                          <text:list>
                            <text:list-item>
                              <text:p text:style-name="MP21"><text:span text:style-name="MT1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5" draw:text-style-name="MP13" draw:layer="backgroundobjects" svg:width="8.191cm" svg:height="7.94cm" svg:x="1.75cm" svg:y="4.286cm" presentation:class="outline" presentation:user-transformed="true">
        <draw:text-box>
          <text:p text:style-name="MP12"><text:span text:style-name="MT4">Click to edit Master text styles</text:span></text:p>
        </draw:text-box>
      </draw:frame>
      <draw:frame draw:name="Footer Placeholder 5" presentation:style-name="Mpr56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57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MS OVGU</dc:title>
    <meta:editing-cycles>7</meta:editing-cycles>
    <meta:creation-date>2024-11-09T11:41:46.836226739</meta:creation-date>
    <meta:editing-duration>PT29M53S</meta:editing-duration>
    <meta:generator>LibreOffice/24.2.6.2$Linux_X86_64 LibreOffice_project/420$Build-2</meta:generator>
    <dc:date>2025-01-06T12:43:24.628541434</dc:date>
    <meta:document-statistic meta:object-count="308"/>
    <meta:user-defined meta:name="AppVersion">16.0000</meta:user-defined>
    <meta:user-defined meta:name="PresentationFormat">On-screen Show (16:9)</meta:user-defined>
    <meta:user-defined meta:name="Slides" meta:value-type="float">8</meta:user-defined>
  </office:meta>
</office:document-meta>
</file>